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opacity="50%" draw:opacity-name="" draw:textarea-vertical-align="top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fill="none" draw:opacity="50%" draw:opacity-name="" draw:textarea-vertical-align="botto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vertical-align="middle"/>
    </style:style>
    <style:style style:name="gr8" style:family="graphic" style:parent-style-name="standard">
      <style:graphic-properties draw:stroke="none" draw:fill="none" draw:fill-color="#cfe7f5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top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end"/>
      <style:text-properties fo:font-family="'Times New Roman'" style:font-style-name="Italic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Times New Roman'" style:font-style-name="Italic" style:font-family-generic="roman" style:font-pitch="variable" fo:font-size="13pt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fo:font-family="'Times New Roman'" style:font-style-name="Italic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'Times New Roman'" style:font-style-name="Italic" style:font-family-generic="roman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572cm" svg:height="1.397cm" svg:x="1.362cm" svg:y="3.681cm">
          <text:p text:style-name="P1"><text:span text:style-name="T1">Educational Content</text:span></text:p>
          <text:p text:style-name="P1"><text:span text:style-name="T1">Presenter</text:span></text:p>
        </draw:rect>
        <draw:rect draw:style-name="gr1" draw:text-style-name="P2" xml:id="id9" draw:id="id9" draw:layer="layout" svg:width="3.429cm" svg:height="1.397cm" svg:x="2.513cm" svg:y="10.22cm">
          <text:p text:style-name="P1"><text:span text:style-name="T1">Adaptation Rule </text:span></text:p>
          <text:p text:style-name="P1"><text:span text:style-name="T1">Parser</text:span></text:p>
        </draw:rect>
        <draw:rect draw:style-name="gr1" draw:text-style-name="P2" xml:id="id10" draw:id="id10" draw:layer="layout" svg:width="4.572cm" svg:height="1.397cm" svg:x="1.37cm" svg:y="16.291cm">
          <text:p text:style-name="P1"><text:span text:style-name="T1">Behavior Tracker </text:span></text:p>
        </draw:rect>
        <draw:custom-shape draw:style-name="gr2" draw:text-style-name="P3" draw:layer="layout" svg:width="4.572cm" svg:height="1.778cm" svg:x="7.525cm" svg:y="4.521cm">
          <text:p text:style-name="P1"><text:span text:style-name="T2">Educational Resourc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3" xml:id="id7" draw:id="id7" draw:layer="layout" svg:width="4.572cm" svg:height="1.402cm" svg:x="7.525cm" svg:y="6.629cm">
          <text:p text:style-name="P1"><text:span text:style-name="T2">Educational Resources</text:span></text:p>
          <text:p text:style-name="P1"><text:span text:style-name="T2">Description Model</text:span></text:p>
        </draw:rect>
        <draw:rect draw:style-name="gr3" draw:text-style-name="P5" draw:layer="layout" svg:width="5.08cm" svg:height="4.953cm" svg:x="7.271cm" svg:y="3.667cm">
          <text:p text:style-name="P4"><text:span text:style-name="T3">Media Space</text:span></text:p>
        </draw:rect>
        <draw:rect draw:style-name="gr1" draw:text-style-name="P3" xml:id="id1" draw:id="id1" draw:layer="layout" svg:width="4.572cm" svg:height="1.402cm" svg:x="13.763cm" svg:y="4.502cm">
          <text:p text:style-name="P1"><text:span text:style-name="T2">Learning Goals </text:span></text:p>
          <text:p text:style-name="P1"><text:span text:style-name="T2">Hierarchy</text:span></text:p>
        </draw:rect>
        <draw:rect draw:style-name="gr1" draw:text-style-name="P3" xml:id="id2" draw:id="id2" draw:layer="layout" svg:width="4.572cm" svg:height="1.402cm" svg:x="13.77cm" svg:y="6.68cm">
          <text:p text:style-name="P1"><text:span text:style-name="T2">Domain Concept</text:span></text:p>
          <text:p text:style-name="P1"><text:span text:style-name="T2">Ontology</text:span></text:p>
        </draw:rect>
        <draw:rect draw:style-name="gr3" draw:text-style-name="P6" draw:layer="layout" svg:width="5.08cm" svg:height="4.953cm" svg:x="13.471cm" svg:y="3.668cm">
          <text:p text:style-name="P4"><text:span text:style-name="T3">Domain Model</text:span></text:p>
        </draw:rect>
        <draw:connector draw:style-name="gr4" draw:text-style-name="P1" draw:layer="layout" draw:type="line" svg:x1="16.049cm" svg:y1="5.904cm" svg:x2="16.056cm" svg:y2="6.68cm" draw:start-shape="id1" draw:start-glue-point="2" draw:end-shape="id2" draw:end-glue-point="0" svg:d="M16049 5904l7 776">
          <text:p/>
        </draw:connector>
        <draw:rect draw:style-name="gr1" draw:text-style-name="P3" xml:id="id3" draw:id="id3" draw:layer="layout" svg:width="4.572cm" svg:height="1.402cm" svg:x="7.525cm" svg:y="10.229cm">
          <text:p text:style-name="P1"><text:span text:style-name="T2">Content Selection</text:span></text:p>
          <text:p text:style-name="P1"><text:span text:style-name="T2">Rules</text:span></text:p>
        </draw:rect>
        <draw:rect draw:style-name="gr1" draw:text-style-name="P3" xml:id="id6" draw:id="id6" draw:layer="layout" svg:width="4.572cm" svg:height="1.402cm" svg:x="13.77cm" svg:y="10.22cm">
          <text:p text:style-name="P1"><text:span text:style-name="T2">Concept Selection</text:span></text:p>
          <text:p text:style-name="P1"><text:span text:style-name="T2">Rules</text:span></text:p>
        </draw:rect>
        <draw:rect draw:style-name="gr3" draw:text-style-name="P5" xml:id="id8" draw:id="id8" draw:layer="layout" svg:width="11.298cm" svg:height="3.054cm" svg:x="7.271cm" svg:y="9.368cm">
          <text:p text:style-name="P1"><text:span text:style-name="T3">Adaptation Model</text:span></text:p>
        </draw:rect>
        <draw:rect draw:style-name="gr1" draw:text-style-name="P3" xml:id="id4" draw:id="id4" draw:layer="layout" svg:width="4.572cm" svg:height="1.948cm" svg:x="7.563cm" svg:y="13.803cm">
          <text:p text:style-name="P1"><text:span text:style-name="T2">Learner Cognitive</text:span></text:p>
          <text:p text:style-name="P1"><text:span text:style-name="T2">Characteristics and</text:span></text:p>
          <text:p text:style-name="P1"><text:span text:style-name="T2">Preferences</text:span></text:p>
        </draw:rect>
        <draw:rect draw:style-name="gr1" draw:text-style-name="P3" xml:id="id5" draw:id="id5" draw:layer="layout" svg:width="4.572cm" svg:height="1.402cm" svg:x="7.57cm" svg:y="16.281cm">
          <text:p text:style-name="P1"><text:span text:style-name="T2">Learner Knowledge </text:span></text:p>
          <text:p text:style-name="P1"><text:span text:style-name="T2">Space</text:span></text:p>
        </draw:rect>
        <draw:rect draw:style-name="gr5" draw:text-style-name="P6" draw:layer="layout" svg:width="5.08cm" svg:height="5.684cm" svg:x="7.271cm" svg:y="13.069cm">
          <text:p text:style-name="P4"><text:span text:style-name="T3">User Model</text:span></text:p>
        </draw:rect>
        <draw:connector draw:style-name="gr6" draw:text-style-name="P1" draw:layer="layout" draw:type="line" svg:x1="9.811cm" svg:y1="11.631cm" svg:x2="9.849cm" svg:y2="13.803cm" draw:start-shape="id3" draw:start-glue-point="2" draw:end-shape="id4" draw:end-glue-point="0" svg:d="M9811 11631l38 2172">
          <text:p/>
        </draw:connector>
        <draw:connector draw:style-name="gr6" draw:text-style-name="P1" draw:layer="layout" draw:type="curve" svg:x1="12.142cm" svg:y1="16.982cm" svg:x2="16.056cm" svg:y2="11.622cm" draw:start-shape="id5" draw:start-glue-point="1" draw:end-shape="id6" draw:end-glue-point="2" svg:d="M12142 16982c2610 0 3914-1786 3914-5360">
          <text:p/>
        </draw:connector>
        <draw:connector draw:style-name="gr6" draw:text-style-name="P1" draw:layer="layout" draw:type="line" svg:x1="9.811cm" svg:y1="8.031cm" svg:x2="9.811cm" svg:y2="10.229cm" draw:start-shape="id7" draw:start-glue-point="2" draw:end-shape="id3" draw:end-glue-point="0" svg:d="M9811 8031v2198">
          <text:p/>
        </draw:connector>
        <draw:connector draw:style-name="gr6" draw:text-style-name="P1" draw:layer="layout" draw:type="line" svg:x1="16.056cm" svg:y1="8.082cm" svg:x2="16.056cm" svg:y2="10.22cm" draw:start-shape="id2" draw:start-glue-point="2" draw:end-shape="id6" draw:end-glue-point="0" svg:d="M16056 8082v2138">
          <text:p/>
        </draw:connector>
        <draw:connector draw:style-name="gr6" draw:text-style-name="P1" draw:layer="layout" draw:type="line" svg:x1="7.271cm" svg:y1="10.895cm" svg:x2="5.942cm" svg:y2="10.918cm" draw:start-shape="id8" draw:start-glue-point="3" draw:end-shape="id9" draw:end-glue-point="1" svg:d="M7271 10895l-1329 23">
          <text:p/>
        </draw:connector>
        <draw:connector draw:style-name="gr6" draw:text-style-name="P1" draw:layer="layout" draw:type="line" svg:x1="5.942cm" svg:y1="16.989cm" svg:x2="7.57cm" svg:y2="16.982cm" draw:start-shape="id10" draw:start-glue-point="1" draw:end-shape="id5" draw:end-glue-point="3" svg:d="M5942 16989l1628-7">
          <text:p/>
        </draw:connector>
        <draw:rect draw:style-name="gr7" draw:text-style-name="P1" xml:id="id12" draw:id="id12" draw:layer="layout" svg:width="0.762cm" svg:height="0.025cm" svg:x="4.037cm" svg:y="5.064cm">
          <text:p/>
        </draw:rect>
        <draw:rect draw:style-name="gr8" draw:text-style-name="P1" xml:id="id13" draw:id="id13" draw:layer="layout" svg:width="0.762cm" svg:height="0.025cm" svg:x="1.437cm" svg:y="5.065cm">
          <text:p/>
        </draw:rect>
        <draw:rect draw:style-name="gr8" draw:text-style-name="P1" xml:id="id14" draw:id="id14" draw:layer="layout" svg:width="0.762cm" svg:height="0.025cm" svg:x="1.437cm" svg:y="16.291cm">
          <text:p/>
        </draw:rect>
        <draw:rect draw:style-name="gr7" draw:text-style-name="P1" xml:id="id11" draw:id="id11" draw:layer="layout" svg:width="0.762cm" svg:height="0.025cm" svg:x="4.037cm" svg:y="10.195cm">
          <text:p/>
        </draw:rect>
        <draw:connector draw:style-name="gr6" draw:text-style-name="P1" draw:layer="layout" draw:type="line" svg:x1="4.418cm" svg:y1="10.195cm" svg:x2="4.418cm" svg:y2="5.089cm" draw:start-shape="id11" draw:start-glue-point="0" draw:end-shape="id12" draw:end-glue-point="2" svg:d="M4418 10195v-5106">
          <text:p/>
        </draw:connector>
        <draw:connector draw:style-name="gr9" draw:text-style-name="P1" draw:layer="layout" draw:type="line" svg:x1="1.818cm" svg:y1="5.09cm" svg:x2="1.818cm" svg:y2="16.291cm" draw:start-shape="id13" draw:start-glue-point="2" draw:end-shape="id14" draw:end-glue-point="0" svg:d="M1818 5090v11201">
          <text:p/>
        </draw:connector>
        <draw:rect draw:style-name="gr10" draw:text-style-name="P7" draw:layer="layout" svg:width="11.938cm" svg:height="16.51cm" svg:x="6.931cm" svg:y="2.524cm">
          <text:p text:style-name="P1"><text:span text:style-name="T4">Storage Layer</text:span></text:p>
        </draw:rect>
        <draw:rect draw:style-name="gr10" draw:text-style-name="P7" draw:layer="layout" svg:width="5.207cm" svg:height="16.51cm" svg:x="1.162cm" svg:y="2.524cm">
          <text:p text:style-name="P1"><text:span text:style-name="T4">Runtime Layer</text:span></text:p>
        </draw:rect>
        <draw:line draw:style-name="gr4" draw:text-style-name="P1" draw:layer="layout" svg:x1="12.076cm" svg:y1="7.35cm" svg:x2="13.752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4T12:38:56.59</meta:creation-date>
    <dc:date>2014-09-17T10:04:53.50</dc:date>
    <dc:creator>Loc Nguyen</dc:creator>
    <meta:editing-duration>PT4H17M47S</meta:editing-duration>
    <meta:editing-cycles>54</meta:editing-cycles>
    <meta:generator>OpenOffice/4.1.0$Win32 OpenOffice.org_project/410m18$Build-9764</meta:generator>
    <meta:document-statistic meta:object-count="31"/>
  </office:meta>
</office:document-meta>
</file>